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text-properties style:font-name="Times New Roman" fo:font-style="normal" style:font-style-asian="normal" style:font-style-complex="normal"/>
    </style:style>
    <style:style style:name="P5" style:family="paragraph" style:parent-style-name="Standard">
      <style:paragraph-properties fo:text-align="start" style:justify-single-word="false"/>
      <style:text-properties style:font-name="Times New Roman"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text-properties style:font-name="Times New Roman" fo:language="fr" fo:country="FR" fo:font-style="normal" style:font-style-asian="normal" style:font-style-complex="normal"/>
    </style:style>
    <style:style style:name="P8" style:family="paragraph" style:parent-style-name="Standard">
      <style:text-properties style:font-name="Times New Roman" fo:font-style="normal" style:font-style-asian="normal" style:font-style-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language="fr" fo:country="FR"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text-position="super 58%" fo:language="fr" fo:country="FR" style:font-style-asian="normal" style:font-style-complex="normal"/>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style:font-name="Times New Roman" fo:language="fr" fo:country="FR" style:font-style-asian="normal" style:font-style-complex="normal"/>
    </style:style>
    <style:style style:name="T10" style:family="text">
      <style:text-properties fo:language="fr" fo:country="FR"/>
    </style:style>
    <style:style style:name="T11" style:family="text">
      <style:text-properties fo:language="fr" fo:country="FR" fo:font-style="italic"/>
    </style:style>
    <style:style style:name="T12" style:family="text">
      <style:text-properties fo:language="fr" fo:country="FR" fo:font-style="italic" style:font-style-asian="normal" style:font-style-complex="normal"/>
    </style:style>
    <style:style style:name="T13" style:family="text">
      <style:text-properties fo:language="fr" fo:country="FR" style:font-style-asian="normal" style:font-style-complex="normal"/>
    </style:style>
    <style:style style:name="T14"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urope</text:p>
      <text:p text:style-name="Standard"/>
      <text:p text:style-name="Standard">“No patriotic feelings exist in Belgium.” (Leopold I to Nothomb, 17 Aug. 1858, in Thielemans, p. XXXIII, in Belien, p. 60) <text:s/></text:p>
      <text:p text:style-name="Standard">-King Leopold I</text:p>
      <text:p text:style-name="Standard"/>
      <text:p text:style-name="Standard"/>
      <text:p text:style-name="Standard">Privatized Colonialism</text:p>
      <text:p text:style-name="Standard"/>
      <text:p text:style-name="Text_20_body"><text:tab/>The world's first multinational corporation and the first company to issue stock for public purchase was established in 1602.The Dutch East India Company (<text:span text:style-name="T1">Vereenigde Oost-Indische</text:span><text:span text:style-name="T2"> or VOC hereafter) was formed at a point in Western economic history when the company was still under the control of the state. Companies could not form of their own volition, they had to be granted a charter by the ruling power. Charters had a fixed expiration date, and at the time, the state could either decide to renew the charter and allow the company to continue operating, or allow it to lapse, in which case the company was dissolved. Initially, charters acted as essential government protection in a medieval environment of near-constant social disarray. The state, equally vulnerable, could call on these chartered companies for their financial support in times of crisis (Cawston and Kean, 1-2). Since companies needed governmental approval to continue operating, it was usually in the company's best interest to comply with the state's requests, and this mutually beneficial agreement afforded private enterprise governmental protection, and the state essentially gained an extra treasury. <text:s/></text:span></text:p>
      <text:p text:style-name="P6"><text:tab/>When the VOC was formed out of the directorships of four Holland and two Zeeland companies the function of companies had shifted. The European political stage had stabilized since the middle ages, and the primary purpose of the company was to launch business ventures that were too financially burdensome for just one merchant or family, rather than a protection scheme for a group of <text:s/>tradesmen. <text:s/>The six Dutch companies that formed the VOC saw an opportunity to form a coercive monopoly over Asian trade flowing into the Low Countries. With all the major players under one roof, price-depressing competition could be eliminated, and more ambtious expeditions could be launched. From the government's perspective, the company's existence hinged on charter renewal, and so the leadership of the VOC was essentially bound to represent Dutch political interests abroad. </text:p>
      <text:p text:style-name="P2"><text:tab/>In 1581 the northern Dutch provinces of Brabant, Flanders, Holland, Zeeland, and Friesland signed an Act of Abjuration arguing that the Spanish Habsburg Philip II had neglected his duties and obligations as a ruler, abused his Dutch subjects, and was hence unworthy of rule. They selected the French Duke of Anjou to be their ruler, but after botching a coup in Antwerp, he returned to France. The English offered the earl of Leicester as a replacement, but he too planned coups against several cities, watched his legitimacy evaporate, and returned to England. By 1588 the States-General, a collection of representatives from the provincial legislative assemblies, decided that there was no good reason they couldn't rule their provinces themselves, and formed a republic. (Blockmans, 139-140) <text:s text:c="2"/></text:p>
      <text:p text:style-name="Standard"><text:span text:style-name="T2"><text:tab/>Thus, when the VOC was formed, the Dutch Republic was only 14 years old, and would fight against the Spanish in the Low Countries and abroad for another 46 years, finally signing a treaty at the Peace of M</text:span><text:span text:style-name="T7">ünster in 1648. In the interim, the VOC and its counterpart in the western hemisphere were invaluable proxy forces in the fight against the Spanish and Portuguese Habsburgs. Although the Habsburgs claimed a complete monopoly over all Asian maritime trade, Portuguese and Spanish forces were spread very thinly over the Pacific. During the negotiations of 1602, th</text:span><text:span text:style-name="T2">e chief representative of the States-General of Holland, Johan can Oldenbarneveldt, argued that a large company expanding into territory nominally claimed by the Habsburg throne should be formed “for damaging the enemy and for security of the fatherland.” (Boxer, 1) <text:s/>The Dutch Revolt (also known as the Eighty-years War) was in its 34</text:span><text:span text:style-name="T4">th</text:span><text:span text:style-name="T2"> year, and the creation of a powerful, well-financed business venture aiming to seize overseas </text:span><text:soft-page-break/><text:span text:style-name="T2">Spanish possessions that cost only a few signatures was too useful to be turned down. <text:s/>A new and fragile republic essentially gained a foreign ministry and navy at no financial cost whatsoever, and the VOC was granted a sort of pseudo-statehood with no political liability. The State granted companies commercial rights to territory over which they had no military or political control, and companies became polities beholden to a few men that lived thousands of miles from their subjects. It was a virtuous circle. <text:s text:c="2"/></text:span></text:p>
      <text:p text:style-name="P2"><text:tab/>The early phases of European colonialism was generally carried out by these strange hybrid organization. Since these were also the world's first joint-stock companies, the organization's ultimate responsibility was to its investors. Although it was necessary for their survival to appease the State, the companies' ultimate mandate was to provide returns to their stockholders. Inevitably, conflicts of interest arose between the company, the State and the markets served by these monopolies. </text:p>
      <text:p text:style-name="P2"><text:tab/>In 1700 the last Spanish Habsburg king, Charles II died, bequeathing his possessions to his half-sister's grandson, Philip, and King Louis XIV who became Philip V of Spain. Concerned about a unified and expansionist French/Spanish monarchy, Austria, Prussia, Britain, Portugal, the Duchy of Savoy and the Dutch Republic waged a war against the Kingdoms of France and Spain. After their defeat, the Spanish ceded the southern Netherlands to Austria. Belgium briefly became independent from Austrian rule during 1790, and five years later the whole of the southern Netherlands came under the control of the French First Republic. The northern Dutch Republic became the Batavian Republic, a client state of the French. </text:p>
      <text:p text:style-name="P2"><text:tab/>By this time the VOC's position in Asia had deteriorated considerably. The company had spawned a byzantine web of bureaucracy which was easily and persistently pillaged by corrupt officials. The conservative Asian currency markets preferred Spanish coin to Dutch (in spite of the higher silver-content of the Dutch coins and the Spanish no longer had any power in the Pacific), and the VOC's territory in the Pacific was steadily being lost to the British in the Anglo-Dutch Wars of the 17<text:span text:style-name="T3">th</text:span> and 18<text:span text:style-name="T3">th</text:span> century. Historians of the 19<text:span text:style-name="T3">th</text:span> century liked to stress the moral decline of the VOC, as evidencd by the systemic corruption of its officials and the persistent drunkenness of its sailors. (CITECITE)</text:p>
      <text:p text:style-name="P2"><text:tab/>The VOC had also become more deeply implicated in Asian politics. Between 1640 and 1780, the percentage of the Company's income derived from tax-farming in the Indonesian archipelago shot up from ten percent to fifty (van Goor, 90). Profitable overseas trading simply requires a port at which one can dock and desirable goods. Profitable tax-farming requires a fine mesh of control that is capable of touching the individual – in other words, infrastructure. The VOC presented itself as a stabilizing force on the island of Java, the only available power to mediate the squabbles of Javanese sultans. In point of fact, the VOC had divded up the Sultanate of Mataram in1755 which had been an Islamic kingdom from the 1570s. <text:s/>In any case, the Javanese elites recognized that the VOC was primarily interested in minimizing local quarrels through diplomacy rather than autocracy, and the Company acted as the substrate of Javanese politics for a number of decades. However, when the VOC proved unable to halt Bugis<text:note text:id="ftn1" text:note-class="footnote"><text:note-citation>1</text:note-citation><text:note-body><text:p text:style-name="Footnote">A people from originally from the Indonesia's third-largest island Sulawesi.</text:p></text:note-body></text:note> expansion in the Straits of Malacca, the Javanese immediately recognized that the company too impotent to act as a political guarantor. (CITECITECITE)</text:p>
      <text:p text:style-name="P2"><text:tab/>There was a multitude of plans to restructure the VOC at the end of the eighteenth century, but these were still just scraps of paper when the Dutch republican regime collapsed to the “Patriots” in 1795 who, claiming to act for “constitutional restoration,” were essentially a French proxy force. The ruling House of Orange who had run the northern republic since 1588 escaped to England. <text:s/>(Roegiers and van Sas, 272). The staunchly republican constitution of May 1798 decreed that upon the expiration of the Company's charter at midnight, December 31<text:span text:style-name="T3">st</text:span>, 1799, the company would be dissolved and all its debts and assets taken over by the state. The standing capital of roughly 6.4 million <text:s/>Dutch Florins was distributed among the shareholders. Many of the VOC's assets, including the Cape of Good Hope and <text:soft-page-break/>Ceylon had already been ceded to the British, and the state assumed the VOC's debt of 134 million Dutch Florins, and the true cost of privatized colonialism was realized. </text:p>
      <text:p text:style-name="P2"><text:tab/>This was a typical pattern of chartered colonial companies: as their operations expanded, they required more warehouse space, more native employees and better protection from competitors. Vertical integration is profitable, but actually owning a copper mine, the roads and the port, rather than simply buying copper from local merchants requires more local involvement, more security, and longer term investments. Infrastructure bloomed, but infrastructure is both costly to maintain and vulnerable. To mitigate these factors, costs were deferred by local taxation, and security was maintained both by military hardware and the purchase, intimidation or outright replacement of local political structures. In short, profits lead to reinvestment, reinvestment bought infrastructure, and infrastructure begat politics. <text:s/></text:p>
      <text:p text:style-name="P2"><text:tab/>At the outset, the VOC seemed to be an optimal arrangement for Dutch merchants and the nascent republican government. In exchange for granting an import monopoly to a group of merchants, the state gained an armed fleet anxious to please their charter-signers by frustrating Dutch enemies abroad. As the decades rolled by and the organization spread, the state gradually found that the little-company-that-could directly controlled more and more of the country's economy. Once the company had gained critical mass, the original roles were reversed: the state could not <text:span text:style-name="T1">afford</text:span> to let the company fail. Too many of its citizens earned their bread working for the Company, and too much of its tax revenue came from tariffs on the goods imported by the monopoly it had installed. And finally, the political interests of home proved to be too important to be left in the hands of profit-seeking shareholders. From the perspective of 19<text:span text:style-name="T3">th</text:span> century Europeans watching the blanks on the map shrink, and commiting to increasingly nationalistic political projects at the expense of the old ruling families, the chartered company was no longer a viable model for exercising power abroad.</text:p>
      <text:p text:style-name="P2"><text:s/></text:p>
      <text:p text:style-name="P2"/>
      <text:p text:style-name="P2"/>
      <text:p text:style-name="P2">Personal Colonialism</text:p>
      <text:p text:style-name="P2"/>
      <text:p text:style-name="P2"><text:tab/>When the French republic fell and Napoleon began advancing through Europe, the southern Low Countries remained under the direct control of the French, and the Batavian Republic became the Republic of Holland, a puppet government run by Napoleon's brother Louis. Napoleon's French Empire controlled the whole of the Low Countries until his defeat at the battle of Leipzig in 1813, the largest land battle of 19<text:span text:style-name="T3">th</text:span> century Europe. The first treaty of Paris, signed in 1814 stipulated that “Holland, placed under the sovereignty of the House of Orange, will receive territorial enlargement. The title and exercise of sovereignty cannot, in any case, belong to any prince wearing or who might be called to wear a foreign crown.” (J.S. Fishman19-20) The Dutch government-in-exile returned from London, forming the United Kingdom of the Netherlands after reunification with the south in 1815. </text:p>
      <text:p text:style-name="P2"><text:tab/>Only fifteen years later, the Kingdom began fragmenting. The French-speaking Catholic Walloons resented Willem I's autocratic rule from the Protestant north. Unemployment was high, and the Belgian provinces were underrepresented in parliament. After a performance at the Brussel's opera, a riot erupted, followed by uprisings in the rest of the country. A battle in Brussels forced the northern forces to withdraw, and at the London Conference, European powers recognized Belgian independence. In 1831 Willem attempted to reclaim Belgium, but was driven out with the assistance of the French military. A German prince from the inconsequential and debt-ridden duchy of Saxe-Coburg was installed as the first King of independent Belgium. </text:p>
      <text:p text:style-name="P2"><text:tab/>Leopold was a choice that satisfied the concerns of all the major European powers. His younger sister had been married off to the Russian Grand-Duke Constantine who was assumed to ascend the Russian throne. Six year old Leopold was made a Captain in the imperial Izmajlovski regiment, and by age twelve, a General of the Russian cavalry. As a prepubescent boy living in Coburg, this title didn't mean anything aside from the fact that his family had connections to the Russian power structure. <text:soft-page-break/>When Napoleon swept through Germany, the “general” hid in the attic. Some years later, after swearing an oath of loyalty to Napoleon, the Saxe-Coburg family got their duchy back. Leopold and his brother Ernst, the Duke of Saxe-Coburg, went to Paris to petition Napoleon to grant Leopold a place of service at the Imperial Court. After some time in Paris waiting for Napoleon to grant an audience, and sleeping with both Empress Jos<text:span text:style-name="T6">éphine and her daughter Hortense de Beauharnais (who happened married to Napoleon's brother Louis, the puppet King of Holland)</text:span> in the interim, Leopold's request was refused. He resigned from the Russian army and wandered around Europe without anything better to do with his time. </text:p>
      <text:p text:style-name="P2"><text:tab/>When Napoleon set out to conquer Russia, Saxe-Coburg contributed 476 men to the disastrous campaign, 13 of whom returned home. When news of the French defeat reached Saxe-Coburg, they immediately changed sides, and Leopold presented himself to Tsar Alexander. He was reinstated as a General, and since he was now 22, actually had to act in that capacity. In 1813 he helped win one of the skirmishes leading up to the battle of Leipzig which destroyed the French position in central Europe and pushed Napoleon back into France. </text:p>
      <text:p text:style-name="P2"><text:tab/>The Tsar indulged in some meddling aimed at spoiling the engagement between Princess Charlotte the future Queen of England, and Willem I of the Netherlands. After a tedious royal soap opera, the Tsar's machinations succeeded, and Leopold gained British nationality, the rank of Field Marshall, and Charlotte's hand in marriage. Leopold was on the verge of becoming King of Britain, but in 1817 Charlotte died in childbirth, and Leopold was once again left to his own devices. He nursed the stipend granted him through his marriage contract, and spent his time drifting through the world of the English aristocracy.</text:p>
      <text:p text:style-name="P2"><text:tab/>In 1829 the Turkish sultan granted his rebellious province of Greece independence. The Greek guerrillas had chosen Count Io<text:span text:style-name="T6">ánnis Kapodístrias to be the president of a republic, but this was not to the taste of the Great Powers, who had settled their minds on Greece becoming a kingdom. Leopold lobbied hard to become King of Greece, but after he overcame the objections of King George IV, he got cold feet and renounced the title, much to the annoyance of the bigshots who had gone out of their way to convince the King that this rambling, dull, womanizer was a wise choice for the throne of Greece. However, within a year, he would be crowned the King of Belgium.</text:span></text:p>
      <text:p text:style-name="P4"><text:tab/>The revolutionaries who had enlisted the help of the French military to drive the forces of Willem I out of Belgium hoped that they would be summarily absorbed by France, but knew that they had to respect the wishes of Britain. The majority of the people living in Belgium never had any particular desire to secede from the Netherlands. As Paul Belien writes, “Being an artificial construction and not a nation, Belgium never became a fatherland that was loved by its people. Some loved France, some loved the Netherlands, others loved their local Flemish or Walloon communities, but no one loved Belgium. Those who defended Belgium did so because it was their gravy train. One of these was Leopold.” (41-42)</text:p>
      <text:p text:style-name="P4"><text:tab/>Leopold was forty years old. He had spent his life drifting through the densely interconnected web of European royalty. He had switched loyalties when it suited him, been on the verge of assuming the throne of Britain and later Greece, and was universally recognized as slow-witted, dull, miserly and opportunistic. Once Belgium had been recognized by the Netherlands in 1831, however, his numerous failings didn't particularly matter – he was obliged by the British not to become a client of the French, and he was obliged by the French not to become a client of the Dutch. In 1837 Leopold's niece Victoria had become the Queen of Britain, and King Willem of the Netherlands couldn't risk reclaiming Belgium without provoking the intervention of Britain on behalf of its regent's favourite uncle. The circle of treaties, loyalties, threats and marriages had been closed. In a nation defined by political opportunism in the absence of a common language, religion or political purpose, a German prince from the irrelevant (and still massively indebted) Duchy of Saxe-Coburg who had spent his life short-sightedly grasping chances as they drifted his way, was crowned King of the Opportunists.</text:p>
      <text:p text:style-name="P2"><text:tab/>In the year of Leopold I's acension to the Belgian throne, there were only two European <text:soft-page-break/>settlements in Africa: the British had held a colony in the Cape since 1652, and the French had come to Algeria in 1830. Leopold I had imperial aspirations, but was frustrated by his apathetic subjects who, being indifferent (or hostile) to the Belgian flag on their own soil, could care less about seeing it fly overseas. In 1842 Belgium sent 900 Flemish peasants to the swamps of eastern Guatemala – five years later, half of them were dead, and the rest were brought back to their homeland. This miserable adventure promted the Belgian government to veto Leopold's plan to colonize Abyssinia (modern-day Ethiopia and Eritrea).</text:p>
      <text:p text:style-name="P2"><text:tab/>So Leopold stayed home, produced four children, crushed Orangist opposition, bought the press, and invested heavily in the <text:span text:style-name="T1">Soci</text:span><text:span text:style-name="T8">été Générale</text:span><text:span text:style-name="T6"> (SG hereafter), a giant holdings company originally founded by King Willem of the Kingdom of the Netherlands to promote investment in the south. The SG controlled a substantial portion of Belgium's economy, and although the SG was essentially an </text:span><text:span text:style-name="T6">organ of the State (especially after Leopold had bought its chief executive officer with a Countdom), it was not nationalized in the modern sense of the word. Leopold had simply bought enough shares of the company at the centre of his country's economy to profit as a private citizen, and his influence over the company was subject to no constitutional or parliamentary oversight. In addition to the SG, he became one of the owners of the Belgian National Bank, a private institution with a monopoly to issue money in Belgium. Although he had to ensure no one was so dissatisfied (or poorly paid) as to question his rule, his reign was almost as absolute as could be: he had the power to dissolve the government at his convenience, he owned the press, fostered close relationships with the Catholic power structure, and held the purse-strings of Belgium's economy through his stake in the SG and the Belgian National Bank. His familial allegience with Britain blocked the possibility of foreign intervention. For all intents and purposes, Belgium was the personal possession of Leopold. </text:span></text:p>
      <text:p text:style-name="P2"><text:tab/>Although the SG had (unsurprisingly) agreed to finance the Abyssinian colony, Leopold I was disuaded from aggressively pursuing a colonial project by ordinary Belgians' disinterest and parliament's objections. His son, the Duke of Brabant, came at the problem from the opposite side: instead of seeing nationalism as <text:s/>a prerequisite for colonialism, colonialism was recognized as a potential <text:span text:style-name="T1">source</text:span> of nationalism. The general plan was to acquire a colony as a personal possession (much as his father came to own Belgium) and at some later point, bequeath the colony to the State, granting the people of Belgium something to hold in common aside from the general distaste for the Saxe-Coburg family</text:p>
      <text:p text:style-name="P2"><text:tab/>The idea for a private colony (as opposed to a privatized colony) was not unprecedented. Were travel not so prohibitively expensive in the seventeenth century as to necessitate the formation of companies beholden to the state, the history of European colonialism would likely be a history of a thousand personal autocracies run by the wealthy megalomaniacs of Europe. As things stood, there had <text:s/>only been one personal colony thus far: Sarawak.</text:p>
      <text:p text:style-name="P2"><text:tab/>Sarawak is presently a province of Malaysia, a slice of land running along the north-west coast of the island of Borneo. A certain James Brooke had spent two days serving the British East India's campaign in Burma before being wounded<text:note text:id="ftn2" text:note-class="footnote"><text:note-citation>2</text:note-citation><text:note-body><text:p text:style-name="Footnote">There are two accounts of the placement of the wound: revisionist historians anxious to gloss over James Brooke's likely homosexuality place the bullet in his genitals to explain his apparent indifference to a union with a woman. In all likelihood the bullet entered his lung.</text:p></text:note-body></text:note>. His convalescence took <text:span text:style-name="T1">slightly</text:span> longer than the perscribed maximum allowed by the Company (five years), and, enjoying the priveledges of a spoiled brat, pestered his father to buy him a schooner, having lost his employment at the EIC. He set off for the Malay archipelago with a load of goods, but proved too swashbuckling and romantic to make a decent living as a trader. He ended up in Borneo and inserted himself in a conflict between the sultanate of Brunei and the Bidayuh (tribes native to Sarawak). The people of Borneo assumed (reasonably enough) that he was either a member of the British navy or an agent of the Governer of Singapore, but really, he was just an adventuresome young man with a 142-ton schooner who had just inherited <text:span text:style-name="T6">£30000, hated </text:span><text:soft-page-break/><text:span text:style-name="T6">John Company</text:span><text:span text:style-name="T6"><text:note text:id="ftn3" text:note-class="footnote"><text:note-citation>3</text:note-citation><text:note-body><text:p text:style-name="Footnote">Slang for the British East India Company</text:p></text:note-body></text:note></text:span><text:span text:style-name="T6">, and loved being a big fish in a small pond. This fact was never made clear to the Malays, and was the source of some consternation for the British and Dutch officials of the region. Nevertheless, he offered his assistance to the Sultan, and with enough obnoxious posturing, was able to </text:span><text:span text:style-name="T6">get himself declared Rajah of Sarawak in 1841. The Malays simply knew him as </text:span><text:span text:style-name="T8">Tuan Besar </text:span><text:span text:style-name="T6">“Big Lord.” He founded a dynasty of “white Rajahs,” provided the model for Joseph Conrad's novel </text:span><text:span text:style-name="T8">Lord Jim</text:span><text:span text:style-name="T6">, and generally speaking, lived the dream as defined by the bright-eyed, boisterous lads of the British Empire too romantic to serve the bureaucracy of John Company, and too gentlemanly and slow-witted to make a profit trading. (Barley, 5-60)</text:span></text:p>
      <text:p text:style-name="P4"><text:tab/>If James Brooke wanted a colony to call his own to escape the dreariness of mercantilism and empire-building, Leopold II did so for exactly opposite reasons.The business of owning the Belgian economy was turning a tidy profit for the Saxe-Coburg family, and there was no good reason the same principle couldn't be applied overseas. The only difficulty seemed to be that there were no more Sarawaks. The New World was already spoken for (aside from a few Guatemalen swamps) and the East had been gobbled up by the Dutch and the British. All that remained was Africa. </text:p>
      <text:p text:style-name="P3"><text:span text:style-name="T6"><text:tab/>In 1877 the British explorer Stanley descended the Congo River, arriving at a Portuguese trading post at the mouth of the river after 999 days. Leopold sent some of his people to meet the explorer upon his return to Europe, but Stanley was still nursing hopes that Britain would employ him in the opening of the Congo Basin for trade, and brushed off the Belgians. Leopold formed the </text:span><text:span text:style-name="T8">Comit</text:span><text:span text:style-name="T8">é</text:span><text:span text:style-name="T8"> d'Etudes du Haur-Congo</text:span><text:span text:style-name="T6"> with representatives of the business world from around Europe to study the prospects of trade in the Congo. The British government was not particularly taken with the idea of plunging into another colonial adventure (as Russia had expanded into central Asia, the British had become ever more paranoid that their Indian possessions would be swallowed by the Russians, and spent far more time and money than necessary wringing their hands over the 'Russian Question'), and so Stanley reluctantly agreed to lead the </text:span><text:span text:style-name="T8">Comit</text:span><text:span text:style-name="T8">é's</text:span><text:span text:style-name="T6"> first expedition</text:span><text:span text:style-name="T6">.</text:span></text:p>
      <text:p text:style-name="P3"><text:span text:style-name="T6"><text:tab/>In 1882 the </text:span><text:span text:style-name="T8">Comit</text:span><text:span text:style-name="T8">é </text:span><text:span text:style-name="T6">had been dissolved and the title </text:span><text:span text:style-name="T8">Association Internationale du Congo </text:span><text:span text:style-name="T6">now represented Leopold's interest in central Africa. In fact, b</text:span><text:span text:style-name="T6">efore Stanley even reached Africa, the </text:span><text:span text:style-name="T8">Comit</text:span><text:span text:style-name="T8">é </text:span><text:span text:style-name="T6">had been dissolved, and the </text:span><text:span text:style-name="T8">Assoication</text:span><text:span text:style-name="T6"> was neither international, nor even an association – it was simply a cloud that hung over Leopold's intentions in the Congo Basin. The Belgian King sold the </text:span><text:span text:style-name="T8">Association </text:span><text:span text:style-name="T6">as an NGO, bursting with Christian philanthropy, taking aim at the slave trade and opening the basin up to free trade. In the meantime, Stanley had made contact with over 450 cheiftains on the Congo River and signed treaties granting the </text:span><text:span text:style-name="T8">Association</text:span><text:span text:style-name="T6"> sovereign rights and a commercial monopoly over the territory controlled by the </text:span><text:span text:style-name="T8">Association's</text:span><text:span text:style-name="T6"> posts. </text:span></text:p>
      <text:p text:style-name="P5"><text:tab/>As far as Britain was concerned. Leopold's organization would frustrate France and Portugal's Catholic ambitions in Africa, and since it had already turned down Stanley's assistance in developing British inroads into the Congo, was clearly not interested in investing any time or money in central Africa. Germany was glad to hear of Britain's avowed disinterest in the Congo Basin, and was equally pleased to keep out Portugal. Leopold's talk about an internationally controlled free-trade zone was equally attractive, and so Leopold's enterprise gained German support going into the Berlin West African Conference of 1884-85. At the conference, France's recognition of the Association's sovereignty was bought with the priveledge of buying Leopold out if the expense proved too much for him to bear. The American delegation simply got confused and assumed that at some point the “free states” would be granted the priveledge of self-governence. </text:p>
      <text:p text:style-name="P5"><text:tab/>All in all, no one really payed that much attention to King Leopold II's designs on the Congo, much as no one had really payed James Brooke's Sarawak much heed. Brooke had, in fact, done most of the things that Leopold II had claimed to do. His main goal was to facilitate free trade and block any large-scale foreign speculation that could easily lose sight of Brooke's other goals. He eliminated the practice of <text:span text:style-name="T1">serah dedagang </text:span>where the powerful of Brunei and Sarawak would coerce their subjects to <text:soft-page-break/>trade with them at a gross disadvantage. He also eliminated slavery, drove away the pirates who prowled the Bornean coast, and in general, tried to<text:span text:style-name="T1"> </text:span>maintain a just and equitable rule. He constantly strove to keep the burden of the state on its people as light as possible: Brooke even sacrificed his inheritence to the treasury to prevent administrative costs from falling onto the heads of his subjects in the form of raised taxes. (Ooi, 20-30)</text:p>
      <text:p text:style-name="P5"><text:tab/>However, since his first failures at trade in the east as a young man, Brooke flatly refused to become party to any commercial ventures exploiting Sarawak's resources. He seemed to be primarily interested in developing the state for the sake of developing the state. In the end, he drove away the necessary Western investment by his insistence that any capital investment must be very gradual, and Sarawak didn't make the bounds forward James Brooke would have liked to see. Weak economic performance notwithstanding, James Brooke made good on his commitment to 'native welfare.' The abolition of <text:span text:style-name="T1">serah dagang </text:span>and slavery, and the immediate integration of native representatives and consultants into his government all showed a genuine commitment to his altruistic rhetoric. Leopold's Congo was to be a dark mirror-image of Brooke's Sarawak – wearing the same rhetoric – but utterly despotic, commercial and cruel.</text:p>
      <text:p text:style-name="P5"/>
      <text:p text:style-name="P2">Forward Colonialism</text:p>
      <text:p text:style-name="P2"/>
      <text:p text:style-name="P1"><text:span text:style-name="T13"><text:tab/>Napoleon's defeat at Leipzig was the pivot on which 19</text:span><text:span text:style-name="T5">th</text:span><text:span text:style-name="T13"> century Europe turned. After a century of near-constant war in continental Europe, the four major powers, Britain, Russia, Austria and Prussia sat down to try and design European stability at the Congress of Vienna (1814-1815). Their solution was singular: contain France. Initially the European powers had no intention of deposing Napoleon, but he was remarkably stubborn in his defeat, refusing to allow France's borders to shrink back to those of 1792. Eventually the allies realized that any settlement would be regarded by Napoleon as no more than a temporary truce, and so he was exiled to Elba, the House of Bourbon reinstalled, and the borders shrank. Upon Napoleon's escape and subsequent defeat at Waterloo in 1815 the Bourbons were re-reinstalled, the borders shrank back to their position of 1790, and the government impelled to pay an indemnity of 700 million francs. The parliament that had been hastily set up refused, and the Bourbons, realizing that they were utterly at the mercy of the allies, threw together another government more conducive to Allied demands. The British ponied up </text:span><text:span text:style-name="T9">£</text:span><text:span text:style-name="T9">2 million to build a chain of fortresses along the Franco-Dutch border. Prussia was handed tracts of the Rhineland, and it was understood that a healthy proportion of her army would be stationed there. In short, every effort was made to hobble France. (Bridge and Bullen, 20-26) </text:span></text:p>
      <text:p text:style-name="P7"><text:tab/>Ultimately, this single-mindedness would produce an international arrangement that lasted for four decades until the Vienna system began to unravel in the 1850s. The most unstable point in the new scaffold of Europe was the East. Napoleon's former client in Germany, the Confederation of the Rhine (1806-1813), the Kingdom of Prussia, and a handful of duchies, ecclesiastical states, free cities were subordinated to the Austrian Empire in the German Confederation (Bridge and Bullen, 27).</text:p>
      <text:p text:style-name="P7"><text:tab/> From the start, Austria was nervous, doing its best to balance its rôle as the guardian against French recidivism, and maintain its authority in the Confederation. In practice, this latter aim was met by retarding economic, political and military integration, muzzling the press, purging the universities, and banning public assemblies, festivals and po litical clubs. In short, Austrian fear of both Prussian military expansion and popular revolution created a federation without federalism. (Clark, 38-42) </text:p>
      <text:p text:style-name="P2"><text:tab/>By the early 1840s only four of the 39 states that comprised the German federation had successfully held back reform movements and remained preconstitutional: Hesse-Homburg, Oldenburg and the two power-brokers of the federation, Prussia and Austria. <text:s/>By 1848 popular disorder across the confederation, catalyzed in part by the overthrow of the July Monarchy in France, fueled by economic crisis and demands for greater freedom in the confederation and constritutional reform quickly undermined the powers of German elites. Just as quickly, however, a counter-revolution pushed back <text:soft-page-break/>the constitutional gains. The Habsburgs got their grip on Austria, and although Prussia did remain a constitutional state, the original <text:span text:style-name="T1">Charte Waldeck</text:span> was replaced by a new constitution that reaffirmed the king's divine right to rule and total authority over the military. (Barclay, 46-62)</text:p>
      <text:p text:style-name="P2"/>
      <text:p text:style-name="P2"/>
      <text:p text:style-name="P2"/>
      <text:p text:style-name="P2"/>
      <text:p text:style-name="P2">For the first three quarters of the 19<text:span text:style-name="T3">th</text:span> century, Britain enjoyed six decades of 'informal sway' over Africa. Both France and Spain spent much of the 19<text:span text:style-name="T3">th</text:span> century consumed by internal turmoil, and neither Italy nor Germany were yet nation states. The Anglo-Portuguese treaty of 1373 had been continually reinforced throughout the centuries, and so Britain was able to pursue a sort of 'Monroe Doctrine for Africa' throughout the first three quarters of the 19<text:span text:style-name="T3">th</text:span> century, where influence was weilded without direct colonial rule. (Flint, 72-75) </text:p>
      <text:p text:style-name="P1"><text:span text:style-name="T14"><text:tab/>The status quo began unravelling with the completion of the Suez canal in 1869. Ferdinand de Lessep's </text:span><text:span text:style-name="T11">Compagnie universelle du canal maritime de Suez</text:span><text:span text:style-name="T12"> </text:span><text:span text:style-name="T13">(Suez Canal Company, SCC hereafter) had sold most of its shares to the French government, and suddenly France controlled the world's most valuable « 200-foot ditch », in the word's of Lord Palmerston. For the British, the advantages of a route to India that didn't necessitate sailing around Africa were greatly outweighed by the risks of a shortcut to India running through somone else's territory, controlled by a French company. Britain controlled the sea, but a narrow stretch of Egyptian water running between the Mediterranean and the Red Sea was an entirely different matter. </text:span></text:p>
      <text:p text:style-name="P1"><text:span text:style-name="T13"><text:tab/>Said Pasha, the ruler of Egypt, had bought 45 percent of the SCC's shares which were inherited by his successor Ismail. Ismail ran up a debt of </text:span><text:span text:style-name="T9">£</text:span><text:span text:style-name="T13">100 million in an effort to modernize Egypt, and in 1875 was forced to sell out. He was courting a French group, but Disraeli managed to snatch the shares away, and Britain suddenly shared ownership of the SCC with the French. Ismail enlisted Joubert, a representative of the French government, and Goschen, a member of the banking firm who had raised the original loans for Said and Pasha to buy shares of the SCC, to manage Egypt's expenditure and revenue respectively. </text:span></text:p>
      <text:p text:style-name="P2"><text:span text:style-name="T10"><text:tab/>Joint Anglo-French control lasted until the British occupation. A string of army mutinies (their pay was in arrears) led up to the issuance of the Anglo-French joint note of 1882 in which the two governments expressed their willingness to act against anyone willing to disturb the peace of the Khedive</text:span><text:span text:style-name="T10"><text:note text:id="ftn4" text:note-class="footnote"><text:note-citation>4</text:note-citation><text:note-body><text:p text:style-name="Footnote">Egypt, in spite of being granted much greater autonomy, was still part of the Ottoman empire – this period of Egyptian history is known as the 'Khedive'. </text:p></text:note-body></text:note></text:span><text:span text:style-name="T10">. This was taken as an imminent threat of invasion by the Egyptian national movement. British reports were sent home warning against the risks to European lives and property, and Britain sent warships to Alexandria to intimidate the nationalists. The plan backfired, there was a riot, about 50 Europeans were killed, and a month later a British fleet bombarded Alexandria. The disaffected Egyptian army was defeated by British forces in three days, the canal was captured, and just as the British were ready to pack up and go home, it became obvious that the Egyptian government had collapsed. And so the British maintained a military occupation of Egypt until 1936. (Chamberlain, 33-44).</text:span></text:p>
      <text:p text:style-name="P2"/>
      <text:p text:style-name="P2"><text:tab/>On the eve of the Berlin West Africa Conference of 1884-85, the chartered company approach to colonialism seemed thoroughly discredited. The tenets of mercantilism – encourage exports, discourage imports, the more gold the better – were best served by chartering companies. But beginning with Adam Smith in the late 1700s, economic theory came to reject all the theoretical assumptions of mercantilism by the end of the 19<text:span text:style-name="T3">th</text:span> century. International free trade, it was claimed, followed logically from Smith's market theory, and any governmental tampering, chartering, taxing, protecting or tarrfffing would necessarliy stand in the way of maximinzing profits.(Magnusson, 2-3). <text:soft-page-break/>Chartered companies eventually became large burdens to their governments as they began to collapse, as has been seen in the case of the VOC (who bequeathed 134 million Florins in debt to their country), and as also occured with the British East India Company. <text:span text:style-name="T6"><text:s/>Beginning in 1773, the British East India </text:span><text:span text:style-name="T6">Company came under greater parliamentary until the company was liquidated and its function transferred to the Crown by the Government of India Act 1858. By this point, however, Britain was a constitutional monarchy, and although Queen Victoria was declared “Empress of India,” this role was largely symbolic, and the day to day affairs of the colony were controlled by a web of bureaucracy reaching from the British Raj (as the colony in India came to be known) ultimately terminating in Parliament. What had initially been a civil service, army and navy and ministry of trade paid for by the provate sector suddenly became a gigantic cost to the British government as it became increasingly clear that the BEIC was probably going to collapse, and that the government absolutely could not afford for it to do so.</text:span></text:p>
      <text:p text:style-name="P4"><text:tab/>The long term political and capital costs of chartering companies notwithstanding, the protectionist approach of mercantilism can immediately be proved faulty. The chief assumptions were that the volume of international trade was more or less fixed, and that the best sign of a country's economic growth was the volume of gold bullion flowing in, since it represented that country's share of the finite volume of international trade. Obviously, the volume of international trade fluctuates constantly, and the elementary principles of supply and demand indicate that the more gold there is in a given place, the less valuable gold becomes. <text:s/></text:p>
      <text:p text:style-name="P2"><text:tab/>The Berlin Conference was certainly full of talk of free trade - <text:s/>the fundamental goal, as opined by Bismarck at the conference's opening, was that no nation should be obliged to pay transit dues to access Africa's coasts and river mouths, and thus the interior should be freely accessible to the trade of all nations. The French President of Council and Foreign Minister, Jules Ferry, was quick to note that under this veneer of Smithian principles lay three troubling paradoxes. First, the rhetoric of free and equal trade was merely a ruse by which Germany could piggyback of the work already laid down by France, Portugal and Britain at no expense. Secondly, there were clearly going to be administrative costs associated with managing ports, trading stations, and the like, and no government would philanthropically pay out of its own pocket to uphold the principle of free trade. Treansit taxes were inevitable. Lastly, and most importantly, it was inherently self-contradictory to guarantee free and equal trade by carving the continent into exclusive spheres of European influence. The entire point of a “sphere of influence” is that some polity enjoys greater political and economic command over some region. It is impossible to reconcile a project of free and equal trade with the practice of dividing a continent up into zones of political priveledge (Robinson 3- 10).</text:p>
      <text:p text:style-name="P2"><text:tab/>If the rhetoric seems incoherent, it should come as no surprise that no concerted policy came out of the Berlin Conference. </text:p>
      <text:p text:style-name="P2"><text:tab/>The conference that took place in Berlin in 1884-85 was a wholeheartedly ambiguous moment of European colonial history. </text:p>
      <text:p text:style-name="P2"/>
      <text:p text:style-name="P2"/>
      <text:p text:style-name="P2"/>
      <text:p text:style-name="P2"><text:tab/></text:p>
      <text:p text:style-name="P10"><text:tab/>As Britain got drawn into colonial rule in Egypt, and France recovered from a century of revolution, and defeat in the Franco-Prussian war, establishing the Third Republic (which lasted until WWII) in 1870, a new European power emerged: Germany. <text:s text:c="2"/></text:p>
      <text:p text:style-name="P10"/>
      <text:p text:style-name="P10"><text:tab/></text:p>
      <text:p text:style-name="P2"/>
      <text:p text:style-name="P4"/>
      <text:p text:style-name="P4"/>
      <text:p text:style-name="P4"><text:soft-page-break/></text:p>
      <text:p text:style-name="P4">Britain was gradually becoming more and more obsessed with Russia's advances into central Asia towards India, and as the East India Company 's finances became increasingly dire and their corporate/governmental instututions became more and more vulnerable to native insurrection or Russian conquest, the British government assumed total control over the East India Company. The Boston Tea Party was ultimately a reaction against the monopolistic practices of British importers. By the 19<text:span text:style-name="T3">th</text:span> century, the many companies being chartered in the “Scramble for Africa” failed to find the success of their predessessors, and as the charter model of pseudo-privatized colonialism became less and less profitable, foreign posessions gradually fell under the direct control of European gover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0T14:28:36</meta:creation-date>
    <dc:date>2009-08-26T13:42:00</dc:date>
    <meta:editing-duration>PT233H44M14S</meta:editing-duration>
    <meta:editing-cycles>89</meta:editing-cycles>
    <meta:generator>OpenOffice.org/3.0$Linux OpenOffice.org_project/300m15$Build-9379</meta:generator>
    <meta:document-statistic meta:table-count="0" meta:image-count="0" meta:object-count="0" meta:page-count="10" meta:paragraph-count="58" meta:word-count="6288" meta:character-count="39163"/>
    <meta:user-defined meta:name="Info 1"/>
    <meta:user-defined meta:name="Info 2"/>
    <meta:user-defined meta:name="Info 3"/>
    <meta:user-defined meta:name="Info 4"/>
  </office:meta>
</office:document-meta>
</file>